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matLang(date_report(),date=True)&gt;">date_report(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23:15:18</meta:creation-date>
    <dc:date>2013-12-02T23:16:21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3.5$Linux_X86_64 LibreOffice_project/350m1$Build-2</meta:generator>
  </office:meta>
</office:document-meta>
</file>